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eParser.addQueryBuilder( String nodeName , Query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Parser.parseXML( InputStream pXml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reParser.CoreParser( String defaultField , Analyzer analy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Parser.getQuery( Elem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Parser.addFilterBuilder( String nodeName , Filter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Parser.CoreParser( Analyzer analyzer , Query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eParser.CoreParser( String defaultField , Analyzer analyzer , QueryParser pars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oreParser.parse( InputStream xml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